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1dd0" officeooo:paragraph-rsid="000d1dd0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d1dd0" officeooo:paragraph-rsid="000d1dd0" style:font-size-asian="14pt" style:font-weight-asian="bold" style:font-size-complex="14pt" style:font-weight-complex="bold"/>
    </style:style>
    <style:style style:name="P3" style:family="paragraph" style:parent-style-name="Text_20_body">
      <style:text-properties fo:font-weight="bold" officeooo:rsid="000d1dd0" officeooo:paragraph-rsid="000d1dd0" fo:background-color="#ffff00" style:font-weight-asian="bold" style:font-weight-complex="bold"/>
    </style:style>
    <style:style style:name="P4" style:family="paragraph" style:parent-style-name="Text_20_body">
      <style:paragraph-properties fo:margin-left="0in" fo:margin-right="0in" fo:margin-top="0in" fo:margin-bottom="0.0972in" style:contextual-spacing="false" fo:text-indent="0in" style:auto-text-indent="false"/>
      <style:text-properties fo:font-weight="bold" fo:background-color="#ffff0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cercise 0: Question 6</text:p>
      <text:p text:style-name="P3">a) What are the fundamental data types in Python?</text:p>
      <text:p text:style-name="P4">b) What is the difference between a list and a tuple in Python?</text:p>
      <text:p text:style-name="P4">c) How does Python handle mutable and immutable data types?</text:p>
      <text:p text:style-name="P4">d) Explain the difference between for and while loops and when to use one or the other.</text:p>
      <text:p text:style-name="P4">e) How do you read a file line-by-line in Python?</text:p>
      <text:p text:style-name="P4">f) What is a context manager and why would you need to use it?</text:p>
      <text:p text:style-name="P4">g) Explain the difference between try, except, else, and finally.</text:p>
      <text:p text:style-name="P4">h) What is the difference between ETL and ELT?</text:p>
      <text:p text:style-name="P4">i) Differentiate between batch processing and streaming processing.</text:p>
      <text:p text:style-name="P4">j) What is a data platform?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09:26:57.461000000</meta:creation-date>
    <dc:date>2025-01-13T11:24:22.842000000</dc:date>
    <meta:editing-duration>PT1H46M44S</meta:editing-duration>
    <meta:editing-cycles>1</meta:editing-cycles>
    <meta:document-statistic meta:table-count="0" meta:image-count="0" meta:object-count="0" meta:page-count="1" meta:paragraph-count="11" meta:word-count="110" meta:character-count="597" meta:non-whitespace-character-count="498"/>
    <meta:generator>LibreOffice/24.2.1.2$Windows_X86_64 LibreOffice_project/db4def46b0453cc22e2d0305797cf981b68ef5ac</meta:generator>
  </office:meta>
</office:document-meta>
</file>